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679" officeooo:paragraph-rsid="000e9679"/>
    </style:style>
    <style:style style:name="P2" style:family="paragraph" style:parent-style-name="Standard" style:list-style-name="L1">
      <style:text-properties officeooo:rsid="000e9679" officeooo:paragraph-rsid="000e9679"/>
    </style:style>
    <style:style style:name="P3" style:family="paragraph" style:parent-style-name="Standard" style:list-style-name="L1">
      <style:text-properties officeooo:rsid="000f4697" officeooo:paragraph-rsid="000f4697"/>
    </style:style>
    <style:style style:name="P4" style:family="paragraph" style:parent-style-name="Standard" style:list-style-name="L1">
      <style:text-properties officeooo:rsid="00114575" officeooo:paragraph-rsid="00114575"/>
    </style:style>
    <style:style style:name="T1" style:family="text">
      <style:text-properties officeooo:rsid="001145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tion methods:</text:p>
      <text:p text:style-name="P1"/>
      <text:list xml:id="list1805894554" text:style-name="L1">
        <text:list-item>
          <text:p text:style-name="P2">Positive likelihood ratio = (Sensitivity)/(1-Specificity)</text:p>
        </text:list-item>
        <text:list-item>
          <text:p text:style-name="P2">Negative likelihood ratio = (1-sensitivity)/(Specificity)</text:p>
        </text:list-item>
        <text:list-item>
          <text:p text:style-name="P2">Prevalence of the disease = (New + Old cases)/ 100,1000</text:p>
        </text:list-item>
        <text:list-item>
          <text:p text:style-name="P3">Positive Predictive Value <text:span text:style-name="T1">(PPV)</text:span>= (Sensitivity*Prevalance)/((sensitivity*prevalence) + (1-specificity)*(1-prevalance)</text:p>
        </text:list-item>
        <text:list-item>
          <text:p text:style-name="P3">Negative Predictive Value <text:span text:style-name="T1">(NPV)</text:span> = <text:span text:style-name="T1">((Specificity)*(1-Prevalance))/[((1-sensitivity)*prevalence)+(specificity*(1-prevalence))]</text:span></text:p>
        </text:list-item>
        <text:list-item>
          <text:p text:style-name="P4">False omission rate = (1-NPV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4T20:08:05.786000000</meta:creation-date>
    <dc:date>2020-05-24T20:18:25.127000000</dc:date>
    <meta:editing-duration>PT10M18S</meta:editing-duration>
    <meta:editing-cycles>3</meta:editing-cycles>
    <meta:generator>Cool_Office/6.3.5.2$Windows_x86 LibreOffice_project/</meta:generator>
    <meta:document-statistic meta:table-count="0" meta:image-count="0" meta:object-count="0" meta:page-count="1" meta:paragraph-count="7" meta:word-count="46" meta:character-count="470" meta:non-whitespace-character-count="437"/>
  </office:meta>
</office:document-meta>
</file>